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ce style:name="Verdana" svg:font-family="Verdana" style:font-family-generic="swiss"/>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Times New Roman3" svg:font-family="'Times New Roman'" style:font-adornments="Полужирный Курсив"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Times New Roman" fo:font-size="22pt" style:font-size-asian="22pt" style:font-size-complex="22pt"/>
    </style:style>
    <style:style style:name="P3" style:family="paragraph" style:parent-style-name="Standard">
      <style:text-properties fo:font-size="14pt" fo:language="ru" fo:country="RU" style:font-size-asian="14pt" style:font-size-complex="14pt"/>
    </style:style>
    <style:style style:name="P4" style:family="paragraph" style:parent-style-name="Обычный1">
      <style:paragraph-properties fo:line-height="100%" fo:text-align="center" style:justify-single-word="false"/>
      <style:text-properties fo:font-size="14pt" fo:language="ru" fo:country="RU" style:font-size-asian="14pt"/>
    </style:style>
    <style:style style:name="P5" style:family="paragraph" style:parent-style-name="Обычный1">
      <style:paragraph-properties fo:line-height="100%">
        <style:tab-stops>
          <style:tab-stop style:position="12.002cm"/>
          <style:tab-stop style:position="17.253cm"/>
        </style:tab-stops>
      </style:paragraph-properties>
      <style:text-properties fo:font-size="14pt" fo:language="ru" fo:country="RU" style:font-size-asian="14pt"/>
    </style:style>
    <style:style style:name="P6" style:family="paragraph" style:parent-style-name="Обычный1">
      <style:paragraph-properties fo:line-height="0.459cm" fo:text-align="center" style:justify-single-word="false" fo:orphans="0" fo:widows="0"/>
      <style:text-properties fo:font-size="14pt" fo:language="ru" fo:country="RU" style:font-size-asian="14pt"/>
    </style:style>
    <style:style style:name="P7" style:family="paragraph" style:parent-style-name="Обычный1">
      <style:paragraph-properties fo:line-height="0.459cm" fo:text-align="center" style:justify-single-word="false" fo:orphans="0" fo:widows="0"/>
      <style:text-properties fo:font-size="14pt" fo:language="ru" fo:country="RU" style:font-size-asian="14pt" style:font-size-complex="14pt"/>
    </style:style>
    <style:style style:name="P8" style:family="paragraph" style:parent-style-name="Обычный1">
      <style:paragraph-properties fo:line-height="100%">
        <style:tab-stops>
          <style:tab-stop style:position="12.002cm"/>
          <style:tab-stop style:position="17.253cm"/>
        </style:tab-stops>
      </style:paragraph-properties>
    </style:style>
    <style:style style:name="P9" style:family="paragraph" style:parent-style-name="Обычный1">
      <style:paragraph-properties fo:margin-left="0cm" fo:margin-right="-0.004cm" fo:line-height="0.635cm" fo:text-align="center" style:justify-single-word="false" fo:orphans="0" fo:widows="0" fo:text-indent="0cm" style:auto-text-indent="false"/>
      <style:text-properties fo:font-size="14pt" fo:language="ru" fo:country="RU" style:font-size-asian="14pt"/>
    </style:style>
    <style:style style:name="P10" style:family="paragraph" style:parent-style-name="Обычный1">
      <style:paragraph-properties fo:margin-left="0cm" fo:margin-right="-0.004cm" fo:line-height="0.776cm" fo:text-align="center" style:justify-single-word="false" fo:text-indent="0cm" style:auto-text-indent="false"/>
      <style:text-properties fo:font-size="14pt" fo:language="ru" fo:country="RU" style:font-size-asian="14pt"/>
    </style:style>
    <style:style style:name="P11" style:family="paragraph" style:parent-style-name="Обычный1">
      <style:paragraph-properties fo:margin-left="0cm" fo:margin-right="-0.004cm" fo:line-height="0.635cm" fo:text-align="center" style:justify-single-word="false" fo:orphans="0" fo:widows="0" fo:text-indent="0cm" style:auto-text-indent="false"/>
    </style:style>
    <style:style style:name="P12" style:family="paragraph" style:parent-style-name="Обычный1">
      <style:paragraph-properties fo:margin-left="0.981cm" fo:margin-right="-0.004cm" fo:line-height="0.776cm" fo:text-indent="1.27cm" style:auto-text-indent="false"/>
      <style:text-properties fo:font-size="14pt" fo:language="ru" fo:country="RU" style:font-size-asian="14pt"/>
    </style:style>
    <style:style style:name="P13" style:family="paragraph" style:parent-style-name="Обычный1">
      <style:paragraph-properties fo:margin-left="1.27cm" fo:margin-right="-0.004cm" fo:line-height="0.776cm" fo:text-indent="0.981cm" style:auto-text-indent="false"/>
      <style:text-properties fo:font-size="14pt" fo:language="ru" fo:country="RU" style:font-size-asian="14pt"/>
    </style:style>
    <style:style style:name="P14" style:family="paragraph" style:parent-style-name="Обычный1">
      <style:paragraph-properties fo:margin-left="10.502cm" fo:margin-right="0.58cm" fo:margin-top="0.529cm" fo:margin-bottom="0cm" fo:line-height="110%" fo:text-align="end" style:justify-single-word="false" fo:orphans="0" fo:widows="0" fo:text-indent="0cm" style:auto-text-indent="false"/>
    </style:style>
    <style:style style:name="P15" style:family="paragraph" style:parent-style-name="Обычный1">
      <style:paragraph-properties fo:margin-left="12.002cm" fo:margin-right="0.58cm" fo:line-height="110%" fo:text-align="end" style:justify-single-word="false" fo:orphans="0" fo:widows="0" fo:text-indent="0cm" style:auto-text-indent="false"/>
    </style:style>
    <style:style style:name="P16" style:family="paragraph" style:parent-style-name="Обычный1">
      <style:paragraph-properties fo:margin-left="12.002cm" fo:margin-right="0.58cm" fo:line-height="110%" fo:text-align="end" style:justify-single-word="false" fo:orphans="0" fo:widows="0" fo:text-indent="0cm" style:auto-text-indent="false"/>
      <style:text-properties fo:font-size="14pt" fo:language="ru" fo:country="RU" style:font-size-asian="14pt"/>
    </style:style>
    <style:style style:name="P17" style:family="paragraph" style:parent-style-name="Обычный1">
      <style:paragraph-properties fo:margin-left="5.539cm" fo:margin-right="4.747cm" fo:line-height="0.635cm" fo:text-align="center" style:justify-single-word="false" fo:orphans="0" fo:widows="0" fo:text-indent="0cm" style:auto-text-indent="false"/>
      <style:text-properties fo:font-size="14pt" fo:letter-spacing="0.035cm" fo:language="ru" fo:country="RU" fo:font-weight="bold" style:font-size-asian="14pt" style:font-weight-asian="bold"/>
    </style:style>
    <style:style style:name="P18" style:family="paragraph" style:parent-style-name="Обычный1">
      <style:paragraph-properties fo:margin-left="5.54cm" fo:margin-right="5.75cm" fo:margin-top="0cm" fo:margin-bottom="0.212cm" fo:line-height="0.635cm" fo:text-align="center" style:justify-single-word="false" fo:orphans="0" fo:widows="0" fo:text-indent="0cm" style:auto-text-indent="false"/>
      <style:text-properties fo:font-size="14pt" fo:letter-spacing="0.035cm" fo:language="ru" fo:country="RU" style:font-size-asian="14pt"/>
    </style:style>
    <style:style style:name="P19" style:family="paragraph" style:parent-style-name="Обычный1">
      <style:paragraph-properties fo:margin-left="3.03cm" fo:margin-right="3.531cm" fo:line-height="120%" fo:text-align="center" style:justify-single-word="false" fo:text-indent="0cm" style:auto-text-indent="false">
        <style:tab-stops>
          <style:tab-stop style:position="13.002cm"/>
        </style:tab-stops>
      </style:paragraph-properties>
    </style:style>
    <style:style style:name="P20" style:family="paragraph" style:parent-style-name="Обычный1">
      <style:paragraph-properties fo:margin-left="3.034cm" fo:margin-right="3.528cm" fo:line-height="0.847cm" fo:text-align="center" style:justify-single-word="false" fo:orphans="0" fo:widows="0" fo:text-indent="0cm" style:auto-text-indent="false"/>
      <style:text-properties fo:font-size="18pt" fo:language="ru" fo:country="RU" style:font-size-asian="18pt"/>
    </style:style>
    <style:style style:name="P21" style:family="paragraph" style:parent-style-name="Обычный1">
      <style:paragraph-properties fo:margin-left="3.034cm" fo:margin-right="3.528cm" fo:line-height="0.847cm" fo:text-align="center" style:justify-single-word="false" fo:orphans="0" fo:widows="0" fo:text-indent="0cm" style:auto-text-indent="false"/>
      <style:text-properties fo:font-size="14pt" fo:language="ru" fo:country="RU" style:font-size-asian="14pt" style:font-size-complex="14pt"/>
    </style:style>
    <style:style style:name="P22" style:family="paragraph" style:parent-style-name="Обычный1">
      <style:paragraph-properties fo:margin-left="0.501cm" fo:margin-right="0cm" fo:line-height="100%" fo:text-indent="0cm" style:auto-text-indent="false">
        <style:tab-stops>
          <style:tab-stop style:position="12.002cm"/>
          <style:tab-stop style:position="17.253cm"/>
        </style:tab-stops>
      </style:paragraph-properties>
    </style:style>
    <style:style style:name="P23" style:family="paragraph" style:parent-style-name="Обычный1">
      <style:paragraph-properties fo:margin-left="0cm" fo:margin-right="0.099cm" fo:line-height="100%" fo:text-indent="0cm" style:auto-text-indent="false">
        <style:tab-stops>
          <style:tab-stop style:position="13.002cm"/>
        </style:tab-stops>
      </style:paragraph-properties>
      <style:text-properties fo:language="ru" fo:country="RU"/>
    </style:style>
    <style:style style:name="P24" style:family="paragraph" style:parent-style-name="Обычный1">
      <style:paragraph-properties fo:margin-left="0cm" fo:margin-right="0.099cm" fo:line-height="100%" fo:text-indent="0cm" style:auto-text-indent="false">
        <style:tab-stops>
          <style:tab-stop style:position="13.002cm"/>
        </style:tab-stops>
      </style:paragraph-properties>
    </style:style>
    <style:style style:name="P25" style:family="paragraph" style:parent-style-name="Text_20_body">
      <style:text-properties fo:font-style="italic" style:font-style-asian="italic" style:font-style-complex="italic"/>
    </style:style>
    <style:style style:name="P26" style:family="paragraph" style:parent-style-name="Text_20_body">
      <style:text-properties style:use-window-font-color="true" style:font-name="Times New Roman" fo:font-size="14pt" fo:font-style="italic" style:font-name-asian="Verdana" style:font-size-asian="14pt" style:font-style-asian="italic" style:font-name-complex="Verdana" style:font-size-complex="14pt" style:font-style-complex="italic"/>
    </style:style>
    <style:style style:name="P27" style:family="paragraph" style:parent-style-name="Contents_20_Heading">
      <style:paragraph-properties fo:break-before="page"/>
    </style:style>
    <style:style style:name="P28" style:family="paragraph" style:parent-style-name="Contents_20_2">
      <style:paragraph-properties>
        <style:tab-stops>
          <style:tab-stop style:position="16.499cm" style:type="right" style:leader-style="dotted" style:leader-text="."/>
        </style:tab-stops>
      </style:paragraph-properties>
    </style:style>
    <style:style style:name="P29" style:family="paragraph" style:parent-style-name="Contents_20_1">
      <style:paragraph-properties>
        <style:tab-stops>
          <style:tab-stop style:position="16.999cm" style:type="right" style:leader-style="dotted" style:leader-text="."/>
        </style:tab-stops>
      </style:paragraph-properties>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3">
      <style:text-properties style:use-window-font-color="true" style:font-name="Times New Roman" fo:font-size="14pt" style:font-name-asian="Verdana" style:font-size-asian="14pt" style:font-name-complex="Verdana" style:font-size-complex="14pt"/>
    </style:style>
    <style:style style:name="P34" style:family="paragraph" style:parent-style-name="Text_20_body" style:list-style-name="L4">
      <style:text-properties style:use-window-font-color="true" style:font-name="Times New Roman" fo:font-size="14pt" style:font-name-asian="Verdana" style:font-size-asian="14pt" style:font-name-complex="Verdana" style:font-size-complex="14pt"/>
    </style:style>
    <style:style style:name="P35" style:family="paragraph" style:parent-style-name="Text_20_body" style:list-style-name="L5">
      <style:text-properties style:use-window-font-color="true" style:font-name="Times New Roman" fo:font-size="14pt" style:font-name-asian="Verdana" style:font-size-asian="14pt" style:font-name-complex="Verdana" style:font-size-complex="14pt"/>
    </style:style>
    <style:style style:name="P36" style:family="paragraph" style:parent-style-name="Text_20_body" style:list-style-name="L6">
      <style:text-properties style:use-window-font-color="true" style:font-name="Times New Roman" fo:font-size="14pt" style:font-name-asian="Verdana" style:font-size-asian="14pt" style:font-name-complex="Verdana" style:font-size-complex="14pt"/>
    </style:style>
    <style:style style:name="P37" style:family="paragraph" style:parent-style-name="Text_20_body" style:list-style-name="L7">
      <style:text-properties style:use-window-font-color="true" style:font-name="Times New Roman" fo:font-size="14pt" style:font-name-asian="Verdana" style:font-size-asian="14pt" style:font-name-complex="Verdana" style:font-size-complex="14pt"/>
    </style:style>
    <style:style style:name="P38" style:family="paragraph" style:parent-style-name="Text_20_body" style:list-style-name="L8">
      <style:text-properties style:use-window-font-color="true" style:font-name="Times New Roman" fo:font-size="14pt" style:font-name-asian="Verdana" style:font-size-asian="14pt" style:font-name-complex="Verdana" style:font-size-complex="14pt"/>
    </style:style>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9"/>
    <style:style style:name="P42" style:family="paragraph" style:parent-style-name="Text_20_body" style:list-style-name="L10"/>
    <style:style style:name="P43" style:family="paragraph" style:parent-style-name="Обычный1" style:master-page-name="First_20_Page">
      <style:paragraph-properties fo:line-height="100%" fo:text-align="center" style:justify-single-word="false" style:page-number="3"/>
      <style:text-properties fo:font-size="14pt" fo:language="ru" fo:country="RU" style:font-size-asian="14pt"/>
    </style:style>
    <style:style style:name="P44" style:family="paragraph" style:parent-style-name="Heading_20_1">
      <style:paragraph-properties fo:break-before="page"/>
    </style:style>
    <style:style style:name="T1" style:family="text">
      <style:text-properties fo:font-size="14pt" fo:language="ru" fo:country="RU" style:font-size-asian="14pt"/>
    </style:style>
    <style:style style:name="T2" style:family="text">
      <style:text-properties fo:font-size="14pt" fo:language="ru" fo:country="RU" style:font-size-asian="14pt" style:font-size-complex="14pt"/>
    </style:style>
    <style:style style:name="T3" style:family="text">
      <style:text-properties fo:font-size="14pt" fo:language="ru" fo:country="RU" style:font-size-asian="14pt" style:language-asian="zxx" style:country-asian="none"/>
    </style:style>
    <style:style style:name="T4" style:family="text">
      <style:text-properties fo:font-size="14pt" fo:language="ru" fo:country="RU" style:font-size-asian="14pt" style:language-asian="zxx" style:country-asian="none" style:font-size-complex="14pt"/>
    </style:style>
    <style:style style:name="T5" style:family="text">
      <style:text-properties fo:font-size="14pt" fo:language="ru" fo:country="RU" fo:font-style="italic" style:font-size-asian="14pt" style:font-style-asian="italic"/>
    </style:style>
    <style:style style:name="T6" style:family="text">
      <style:text-properties fo:color="#000000" fo:font-size="14pt" fo:language="ru" fo:country="RU" style:font-size-asian="14pt" style:font-size-complex="14pt"/>
    </style:style>
    <style:style style:name="T7" style:family="text">
      <style:text-properties style:use-window-font-color="true" style:font-name="Times New Roman" fo:font-size="14pt" style:font-name-asian="Verdana" style:font-size-asian="14pt" style:font-name-complex="Verdana" style:font-size-complex="14pt"/>
    </style:style>
    <style:style style:name="T8" style:family="text">
      <style:text-properties style:use-window-font-color="true" style:font-name="Times New Roman" fo:font-size="14pt" fo:font-style="italic" style:font-name-asian="Verdana" style:font-size-asian="14pt" style:font-style-asian="italic" style:font-name-complex="Verdana" style:font-size-complex="14pt" style:font-style-complex="italic"/>
    </style:style>
    <style:style style:name="T9" style:family="text">
      <style:text-properties style:font-name="Times New Roman" fo:font-size="14pt" style:font-size-asian="14pt" style:font-size-complex="14p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Министерство образования Республики Беларусь</text:p>
      <text:p text:style-name="P4"/>
      <text:p text:style-name="P9">Учреждение образования</text:p>
      <text:p text:style-name="P11"><text:span text:style-name="T1">“</text:span><text:span text:style-name="T1">Белорусский государственный университет информатики и радиоэлектроники”</text:span></text:p>
      <text:p text:style-name="P10"/>
      <text:p text:style-name="P12">Кафедра <text:bookmark-start text:name="OCRUncertain002"/>интеллектуальных информа<text:bookmark-end text:name="OCRUncertain002"/>ционных технологий</text:p>
      <text:p text:style-name="P13">Факультет информационных технологий и управления</text:p>
      <text:p text:style-name="P14"><text:span text:style-name="T5">К защите допустит</text:span><text:bookmark-start text:name="OCRUncertain003"/><text:span text:style-name="T5">ь </text:span><text:bookmark-end text:name="OCRUncertain003"/><text:span text:style-name="T5"><text:line-break/></text:span><text:span text:style-name="T1">Заведующий кафедрой</text:span></text:p>
      <text:p text:style-name="P15"><text:span text:style-name="T3">(</text:span><text:span text:style-name="T1"> В.В. Голенков </text:span><text:span text:style-name="T3">)</text:span></text:p>
      <text:p text:style-name="P16"/>
      <text:p text:style-name="P2"><text:bookmark-start text:name="OCRUncertain006"/>ПОЯСНИТЕЛЬНАЯ<text:bookmark-end text:name="OCRUncertain006"/> ЗАПИСКА</text:p>
      <text:p text:style-name="P17">к дипломному проекту </text:p>
      <text:p text:style-name="P18">НА ТЕМУ</text:p>
      <text:p text:style-name="P19"><text:bookmark-start text:name="OCRUncertain007"/><text:span text:style-name="T2">“</text:span><text:bookmark-end text:name="OCRUncertain007"/><text:span text:style-name="T2">Интернет-приложение классифицирующее юридические услуги”</text:span></text:p>
      <text:p text:style-name="P21">БГУИР ДП 1 – 40 * * *  * *</text:p>
      <text:p text:style-name="P20"/>
      <text:p text:style-name="P8"><text:span text:style-name="T1">Дип</text:span><text:bookmark-start text:name="OCRUncertain016"/><text:span text:style-name="T1">л</text:span><text:bookmark-end text:name="OCRUncertain016"/><text:span text:style-name="T1">омник:</text:span><text:span text:style-name="T3"> <text:tab/>( И.С. Сидоров <text:s text:c="6"/>)</text:span></text:p>
      <text:p text:style-name="P8"><text:span text:style-name="T1">Руководитель: <text:tab/></text:span><text:span text:style-name="T2">( *</text:span><text:span text:style-name="T6"> <text:s text:c="3"/></text:span><text:span text:style-name="T4">)</text:span></text:p>
      <text:p text:style-name="P5">Консультан<text:bookmark-start text:name="OCRUncertain017"/>т<text:bookmark-end text:name="OCRUncertain017"/>ы:</text:p>
      <text:p text:style-name="P22"><text:span text:style-name="T1">по специальности<text:tab/>( *</text:span><text:span text:style-name="T6"> <text:s text:c="5"/></text:span><text:span text:style-name="T2">)</text:span></text:p>
      <text:p text:style-name="P22"><text:span text:style-name="T1">по эконо</text:span><text:bookmark-start text:name="OCRUncertain021"/><text:span text:style-name="T1">м</text:span><text:bookmark-end text:name="OCRUncertain021"/><text:span text:style-name="T1">ике<text:tab/>( * <text:s text:c="6"/>)</text:span></text:p>
      <text:p text:style-name="P22"><text:span text:style-name="T1">по охра</text:span><text:bookmark-start text:name="OCRUncertain018"/><text:span text:style-name="T1">н</text:span><text:bookmark-end text:name="OCRUncertain018"/><text:span text:style-name="T1">е труда<text:tab/></text:span><text:span text:style-name="T3">( * </text:span><text:span text:style-name="T1">)</text:span></text:p>
      <text:p text:style-name="P22"><text:span text:style-name="T1">по нормоконтролю<text:tab/></text:span><text:span text:style-name="T3">( * </text:span><text:span text:style-name="T1">)</text:span></text:p>
      <text:p text:style-name="P5"/>
      <text:p text:style-name="P8"><text:span text:style-name="T1">Рецензент:</text:span><text:span text:style-name="T3"> <text:tab/>( <text:s text:c="32"/>)</text:span></text:p>
      <text:p text:style-name="P23"/>
      <text:p text:style-name="P24"/>
      <text:p text:style-name="P24"/>
      <text:p text:style-name="P24"/>
      <text:p text:style-name="P24"/>
      <text:p text:style-name="P24"/>
      <text:p text:style-name="P24"/>
      <text:p text:style-name="P24"/>
      <text:p text:style-name="P23"/>
      <text:p text:style-name="P23"/>
      <text:p text:style-name="P23"/>
      <text:p text:style-name="P6">МИНСК</text:p>
      <text:p text:style-name="P6"/>
      <text:p text:style-name="P7">2010</text:p>
      <text:p text:style-name="P7"/>
      <text:table-of-content text:style-name="Sect1" text:name="Оглавление1">
        <text:table-of-content-source text:outline-level="2">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27">СОДЕРЖАНИЕ</text:p>
          </text:index-title>
          <text:p text:style-name="P29">ВВЕДЕНИЕ<text:tab/>5</text:p>
          <text:p text:style-name="P29"><text:s/>1 МЕТОДЫ И ТЕХНОЛОГИИ ПОСТРОЕНИЯ ИНТЕРНЕТ-ПРИЛОЖЕНИЙ ПРЕДНАЗНАЧЕННЫХ ДЛЯ КЛАССИФИКАЦИИ.<text:tab/>7</text:p>
          <text:p text:style-name="P28"><text:s/>1.1 Анализ требований к системе.<text:tab/>7</text:p>
          <text:p text:style-name="P28"><text:s/>1.2 Анализ режима работы системы.<text:tab/>8</text:p>
          <text:p text:style-name="P28"><text:s/>1.3 Технологии систем построения Интернет-приложений.<text:tab/>9</text:p>
          <text:p text:style-name="P28"><text:s/>1.4 Технические требования к разрабатываемой системе.<text:tab/>13</text:p>
          <text:p text:style-name="P29"><text:s/>2 ПРОЕКТИРОВАНИЕ ИНТЕРНЕТ-ПРИЛОЖЕНИЯ КЛАССИФИЦИРУЮЩЕГО ЮРИДИЧЕСКИЕ УСЛУГИ<text:tab/>15</text:p>
          <text:p text:style-name="P28"><text:s/>2.1 Проектирование вариантов использования системы.<text:tab/>15</text:p>
          <text:p text:style-name="P28"><text:s/>2.2 Проектирование пользовательского интерфейса системы.<text:tab/>15</text:p>
          <text:p text:style-name="P28"><text:s/>2.3 Проектирование подсистемы хранения информации.<text:tab/>15</text:p>
          <text:p text:style-name="P28"><text:s/>2.4 Проектирование подсистемы преобразования и подготовки данных для подачи пользователю.<text:tab/>15</text:p>
          <text:p text:style-name="P29"><text:s/>3 РЕАЛИЗАЦИЯ ИНТЕРНЕТ-ПРИЛОЖЕНИЯ КЛАССИФИЦИРУЮЩЕГО ЮРИДИЧЕСКИЕ УСЛУГИ<text:tab/>16</text:p>
          <text:p text:style-name="P28"><text:s/>3.1 Характеристика разрабатываемой системы.<text:tab/>16</text:p>
          <text:p text:style-name="P28"><text:s/>3.2 Разработка <text:s/>подсистемы хранения информации.<text:tab/>16</text:p>
          <text:p text:style-name="P28"><text:s/>3.3 Разработка подсистемы преобразования и подготовки данных для отображения.<text:tab/>16</text:p>
          <text:p text:style-name="P28"><text:s/>3.4 Разработка подсистемы отображения данных пользователю.<text:tab/>16</text:p>
          <text:p text:style-name="P29">ЗАКЛЮЧЕНИЕ<text:tab/>17</text:p>
          <text:p text:style-name="P29">СПИСОК ИСПОЛЬЗОВАННЫХ ИСТОЧНИКОВ<text:tab/>18</text:p>
        </text:index-body>
      </text:table-of-content>
      <text:p text:style-name="P3"/>
      <text:h text:style-name="P44" text:outline-level="1" text:is-list-header="true">ВВЕДЕНИЕ</text:h>
      <text:p text:style-name="Text_20_body"><text:tab/>Широкое распространение компьютерной техники дало возможность различным компаниям привлекать новых клиентов используя глобальную сеть Интернет. Интернет-приложения стали одной из главных возможностей для рекламы услуг, которые предоставляет компания. Такие приложения являются информационно-справочными системами, в которых для успешного конкурирования используют различные приёмы привлечения пользователей. <text:tab/>В сфере юридических услуг приёмом для привлечения клиентов — может стать бесплатное распространение информации. Такой информацией может стать — разъяснение той или иной правовой нормы, собрание той или иной информации из различных правовых норм в одном месте с комментариями и пояснениями. Такого рода информация — предоставит потенциальным клиентам возможность получить бесплатную консультацию, или набор инструкций.</text:p>
      <text:p text:style-name="Text_20_body">Текущая база правовых норм доступная пользователю, не является простой в понимании. Поэтому некоторая группировка, классификация информации может стать привлекательной для пользователя, что может показать респектабельность компании. <text:s/></text:p>
      <text:p text:style-name="Text_20_body">Целью данного дипломного проекта является создание Интернет-приложения позволяющего классифицировать юридические услуги.</text:p>
      <text:p text:style-name="Text_20_body">Под этим понимается: создание системы хранения разнообразных данных связанных с правовыми нормами и возможными юридическими услуга. Основным назначением такой системы — является привлечение новых клиентов для оказания им юридических услуг.</text:p>
      <text:p text:style-name="Text_20_body">В качестве задач системы выделим: </text:p>
      <text:list xml:id="list978615411" text:style-name="L1">
        <text:list-item>
          <text:p text:style-name="P30">обеспечение работы без контроля со стороны работников компании;</text:p>
        </text:list-item>
        <text:list-item>
          <text:p text:style-name="P30">обеспечение возможности работы в системе в качестве специального <text:soft-page-break/>пользователя добавляющего или изменяющего имеющуюся инфомрацию;</text:p>
        </text:list-item>
        <text:list-item>
          <text:p text:style-name="P30">обеспечение единого электронного хранилища данных;</text:p>
          <text:p text:style-name="P30">Задачами дипломного проектирования становятся:</text:p>
        </text:list-item>
        <text:list-item>
          <text:p text:style-name="P30">изучить методику создания Интернет-приложений на базе существующих библиотек</text:p>
        </text:list-item>
        <text:list-item>
          <text:p text:style-name="P30">выполнить проектирование системы классифицирующей юридические услуги</text:p>
        </text:list-item>
        <text:list-item>
          <text:p text:style-name="P30">спроектировать меры по обеспечению эргономических требований к организации места разработчика Интернет-приложений</text:p>
        </text:list-item>
        <text:list-item>
          <text:p text:style-name="P30">реализовать Интернет-приложение с возможностью классификации юридических услуг.</text:p>
        </text:list-item>
      </text:list>
      <text:p text:style-name="Text_20_body"/>
      <text:p text:style-name="Text_20_body"/>
      <text:p text:style-name="Text_20_body"/>
      <text:h text:style-name="Heading_20_1" text:outline-level="1" text:restart-numbering="true" text:start-value="-1">МЕТОДЫ И ТЕХНОЛОГИИ ПОСТРОЕНИЯ ИНТЕРНЕТ-ПРИЛОЖЕНИЙ ПРЕДНАЗНАЧЕННЫХ ДЛЯ КЛАССИФИКАЦИИ.</text:h>
      <text:h text:style-name="Heading_20_2" text:outline-level="2">Анализ требований к системе.</text:h>
      <text:p text:style-name="Text_20_body">Для успешного функционирования системы существует ряд требований к аппаратному и программному обеспечению.</text:p>
      <text:p text:style-name="Text_20_body">Системные требования предъявляемые к Интернет приложениям обычно зависят от классов выполняемых задач. Так некоторые системы, хранящие множество информации и требующие её постоянной обработки требуют большие вычислительные возможности и большие объемы памяти для хранения информации. Возможно использование распределённых систем хранения информации, и распределенных вычислительных систем.</text:p>
      <text:p text:style-name="Text_20_body">Все программные системы имеют три общие подсистемы: подсистема хранения информации, подсистема преобразования и подготовки данных для подачи пользователю, подсистема отображения данных пользователю.</text:p>
      <text:p text:style-name="Text_20_body">Подсистема хранения информации может использовать различные способы для хранения и поиска данных, такие как текстовые файлы, файлы проецируемые в память, хранение в оперативной памяти, использование сторонних приложений для хранения информации (например СУБД). Использование СУБД является наиболее удобным и популярным среди всех возможных способов хранения информации. Плюсами СУБД являются: возможность использования в качестве выделенной подсистемы — позволяющей просто отделять её от других подсистем или использовать в качестве части другой системы, возможность представления объектов системы в качестве реляционных моделей широко используемых во всех современных языках программирования, возможность задания зависимостей данных между собой для достижения логической связи.</text:p>
      <text:p text:style-name="Text_20_body"><text:soft-page-break/>Подсистема преобразования и подготовки данных для подачи пользователю — представляет собой набор классов обрабатывающих запросы пользователя подаваемые в систему тем или иным образом. Данная подсистема неразрывно связана с системой отображения информации, потому — как все действия совершаемые подсистемой отображения информации требуют использования подсистемы подготовки данных, а все действия подготовки данных запускаются в результате работы подсистемы отображения информации. В качестве известных примеров такой подсистемы является использование классов — для создания интерфейсов доступа к данным подсистемы хранения информации на используемом языке программирования.</text:p>
      <text:p text:style-name="Text_20_body">Подсистема отображения информации пользователю в программных системах представляющих собой Интернет-приложение является набором текстовых файлов имеющих «HTML» формат. Этот формат представляет собой описание расположения графических элементов на странице. Данная подсистема обычно использует различного рода языки программирования для генерации страниц «на лету», в момент запроса пользователя.</text:p>
      <text:p text:style-name="Text_20_body">Таким образом, можно выдвинуть следующие требования к системе: наличие реляционной СУБД для хранения данных, наличие web сервера, для обработки запросов пользователя, наличие языка генерации текстовой информации. Для работы таких подсистем достаточно мощностей современного пользовательского компьютера.</text:p>
      <text:h text:style-name="Heading_20_2" text:outline-level="2">Анализ режима работы системы.</text:h>
      <text:p text:style-name="Text_20_body">Режимом работы системы называется расписание запусков и остановок системы в зависимости от дня недели, времени суток. Режим работы системы обычно рассчитывается из расчёта времени работы пользователей с системой, а также дополнительных факторов (например режимы работы других связных систем).</text:p>
      <text:p text:style-name="Text_20_body"><text:soft-page-break/>Нагрузка на Интернет-приложения зависит от количества пользователей использующих его одновременно, и количестве информации запрашиваемой каждым пользователем. Так как разрабатываемое приложение предназначено для использования в Республике Беларусь и основной задачей является предоставления информационных услуг, то количество запросов в сутки не будет являться важным фактором требующим специальных средств оптимизации приложения.</text:p>
      <text:p text:style-name="Text_20_body">Поэтому можно говорить о малой нагрузке на все подсистемы. Таким образом, можно сказать, что в качестве используемой СУБД достаточно использовать открытые программные средства такие как «Mysql», «Sqlite». Данные СУБД предоставляют возможность бесплатного использования в любых проектах.</text:p>
      <text:p text:style-name="Text_20_body">В качестве используемых средств для разработки подсистемы преобразования и подготовки данных и подсистемы отображения информации пользователю допустимо использовать открытые системы управления данными базирующиеся на различных языках программирования, например «Joomla» для «PHP», «Ruby On Rails» для «Ruby».</text:p>
      <text:p text:style-name="Text_20_body">Перечисленные средства предназначены для создания различных Интернет-приложений и могут работать круглосуточно с достаточно большим количеством предоставляемой информации. </text:p>
      <text:p text:style-name="Text_20_body">Таким образом, разрабатываемая система будет работать круглосуточно, без каких либо перерывов получаемых в результате дополнений и изменений в системе. <text:s/></text:p>
      <text:h text:style-name="Heading_20_2" text:outline-level="2">Технологии систем построения Интернет-приложений.</text:h>
      <text:p text:style-name="Text_20_body">Технологиями построения приложений называются языки программирования, реализованные библиотеки и системы используемые для создания приложений.</text:p>
      <text:p text:style-name="Text_20_body"><text:soft-page-break/>В текущее время существует несколько библиотек управления, на основе которых можно создавать полно-функциональные и легко управляемые сайты без серьёзных финансовых затрат. В качестве библиотек для сравнения выберем те, которые являются наиболее известными и используемыми. Это системы: «Drupal», «Joomla», «WordPress». Данные библиотеки имеют различия, которые следует изучить и сравнить для использования наиболее подходящей системы основываясь на которой будет происходить разработка. Среди таких различий требуется учитывать разные особенности (время существования, безопасность и т.д.).</text:p>
      <text:p text:style-name="P25">Сравнение количества выпущенных версий, найденных ошибок (безопасность систем):</text:p>
      <text:list xml:id="list2085549655" text:style-name="L2">
        <text:list-item>
          <text:p text:style-name="P31">«Drupal», на данный момент используются 5-ая и 6-ая версия. Новые версии долгое время тестируются, имеется стабильное ядро. На данный момент ряд крупных компаний работает на «Drupal», поэтому разработчики серьёзно относятся к безопасности.</text:p>
        </text:list-item>
        <text:list-item>
          <text:p text:style-name="P31">«Joomla», безопасность во многом зависит от разработчика использующего систему. Безопасность и стабильность обеспечивается количеством выпущенных исправлений. Существует множество широко используемых расширений библиотеки.</text:p>
        </text:list-item>
        <text:list-item>
          <text:p text:style-name="P31">«WordPress», версии исправляются по мере обнаружения ошибок. Стратегия по которой, сначала исправляются ошибки, а потом создаются новые возможности означает, что «WordPress» обладает высоким уровнем надежности.</text:p>
        </text:list-item>
      </text:list>
      <text:p text:style-name="P25">Сравнение наличия и качества русской документации, для сравнения количества разработчиков использующих системы:</text:p>
      <text:list xml:id="list531070955" text:style-name="L3">
        <text:list-item>
          <text:p text:style-name="P32">«<text:span text:style-name="T9">Drupal», несмотря на то, что р</text:span><text:span text:style-name="T7">усское сообщество занимается переводом документации на Drupal, белых пятен еще много. Ситуация отчасти </text:span><text:soft-page-break/><text:span text:style-name="T7">компенсируется самописными статьями и руководствами. Документация на модули по большей части не переведена.</text:span></text:p>
        </text:list-item>
        <text:list-item>
          <text:p text:style-name="P33">«Joomla», русскоязычной документации достаточно много, включая не только переводы официальных документов но и авторские статьи.</text:p>
        </text:list-item>
        <text:list-item>
          <text:p text:style-name="P33">«WordPress», русскоязычной документации нет, однако англо-язычная документация построена очень удобно для программиста.</text:p>
        </text:list-item>
      </text:list>
      <text:p text:style-name="Text_20_body"><text:span text:style-name="T8">Способы борьбы с нежелательным содержимым:</text:span><text:span text:style-name="T7"> все библиотеки имеют возможность установки технологии «captcha». Данная технология заключается в требовании ввести численно-буквенный набор символов для разделения автоматических сообщений оставляемых скриптами, от сообщений пользователей системы.</text:span></text:p>
      <text:p text:style-name="P26">Возможности интеграции с технологиями построения форума, для возможного последующего расширения:</text:p>
      <text:list xml:id="list693609457" text:style-name="L4">
        <text:list-item>
          <text:p text:style-name="P34">«Drupal», существует возможность интеграции с форумной системой «phpBB».</text:p>
        </text:list-item>
        <text:list-item>
          <text:p text:style-name="P34">«Joomla», существует возможность запуска встроенного форума «FireBoard».</text:p>
        </text:list-item>
        <text:list-item>
          <text:p text:style-name="P34">«WordPress», существует интеграция с форумом «BBPress» (включая русификацию). Интеграция с другими форумами существует, однако требует больших усилий.</text:p>
        </text:list-item>
      </text:list>
      <text:p text:style-name="P26">Наличие визуального редактора:</text:p>
      <text:list xml:id="list879013587" text:style-name="L5">
        <text:list-item>
          <text:p text:style-name="P35">«Drupal», существует возможность использования известных визуальных редакторов «TinyMCE», «FCKEditor». Данные редакторы имеют широкие возможности изменения интерфейса пользователя (добавление, удаление элементов интерфейса).</text:p>
        </text:list-item>
        <text:list-item>
          <text:p text:style-name="P35">«Joomla», имеет возможность подключения большого количества таких <text:soft-page-break/>редакторов. Наиболее известным для интегрирования является «JCE».</text:p>
        </text:list-item>
        <text:list-item>
          <text:p text:style-name="P35">«WordPress», по умолчанию имеется специальная версия «TinyMCE», и простого текстового редактора (с переключением между ними на лету). Существует возможность встраивания полной версии «TinyMCE». Отличительной особенностью, является наличие возможности сторонним расширениям дополнять возможности визуальных редакторов.</text:p>
        </text:list-item>
      </text:list>
      <text:p text:style-name="P26">Возможность использования шаблонов оформления:</text:p>
      <text:list xml:id="list967454700" text:style-name="L6">
        <text:list-item>
          <text:p text:style-name="P36">«Drupal» имеет разнообразные возможности управления темами оформления. Администраторская панель позволяет настраивать цвета разных элементов.</text:p>
        </text:list-item>
        <text:list-item>
          <text:p text:style-name="P39"><text:span text:style-name="T7">«Joomla» имеет специальную систему «ContentTemplater» </text:span><text:span text:style-name="T7">предназначенную для создания шаблонов. Также имеется возможность управления страницами при помощи модулей, которые могут изменять интерфейс различных страниц.</text:span></text:p>
        </text:list-item>
        <text:list-item>
          <text:p text:style-name="P36">«WordPress» имеет широкую систему работы с шаблонами. Имеется множество различных готовых шаблонов. Также существует генератор шаблонов. Существует возможность переключения шаблонов между пользователями.</text:p>
        </text:list-item>
      </text:list>
      <text:p text:style-name="P26">Расширенная функциональность:</text:p>
      <text:list xml:id="list1338557167" text:style-name="L7">
        <text:list-item>
          <text:p text:style-name="P37">«Drupal» в официальном хранилище имеется около тысячи бесплатных модулей. Среди них CRM-система, «wiki»-библиотека. Есть также расширения позволяющие при помощи графического интерфейса описывать объекты предметной области в базе данных и сразу же создавать формы управления ими.</text:p>
        </text:list-item>
        <text:list-item>
          <text:p text:style-name="P37">«Joomla» позволяет настраивать расширения с помощью специальной системы установки расширений («xml»-файл содержащий правила установки расширения). Существует официальный сайт расширений <text:soft-page-break/>«Joomla».</text:p>
        </text:list-item>
        <text:list-item>
          <text:p text:style-name="P37">«WordPress» расширения представляют собой «php»-скрипты. Такие скрипты позволяют дополнять и перекрывать существующую функциональность.</text:p>
        </text:list-item>
      </text:list>
      <text:p text:style-name="P26">Кодировки:</text:p>
      <text:list xml:id="list608786937" text:continue-numbering="true" text:style-name="L7">
        <text:list-item>
          <text:p text:style-name="P37">«Drupal» использует UTF-8, поэтому проблем с кодировками нет.</text:p>
        </text:list-item>
        <text:list-item>
          <text:p text:style-name="P37">«Joomla» даёт возможность использовать как UTF-8 так кодировку «CP1251», однако последняя может приводит к наличию различных проблем.</text:p>
        </text:list-item>
        <text:list-item>
          <text:p text:style-name="P40"><text:span text:style-name="T7">«WordPress» позволяет использовать любую кодировку, однако для </text:span><text:span text:style-name="T7">корректной работы требуется установить ту же кодировку, в используемой базе данных.</text:span></text:p>
        </text:list-item>
      </text:list>
      <text:p text:style-name="P26">Экспортирование и импортирование данных:</text:p>
      <text:list xml:id="list2165209148" text:style-name="L8">
        <text:list-item>
          <text:p text:style-name="P38">«Drupal» обладает возможностью использовать множество различных конверторов. Такие конверторы используются как для различных миграций (нпапример между версиями), так и для работы с различными форматами (например «CSV»).</text:p>
        </text:list-item>
        <text:list-item>
          <text:p text:style-name="P38">«Joomla» не имеет встроенных способов конвертации, это связано, что основной задачей «Joomla» не является поддержка различных движков для общения. Поэтому программист использующий «Joomla» должен сам позаботится об экспорте.</text:p>
        </text:list-item>
        <text:list-item>
          <text:p text:style-name="P38">«WordPress» позволяет экспортировать записи в «xml»-файл. Импорт файлов позволяет использовать данные из различных работающих систем («ЖЖ», «Blogger»).</text:p>
        </text:list-item>
      </text:list>
      <text:p text:style-name="Text_20_body">Оценив данные технологии, можно прийти к следующему выводу: технические характеристики, требования предъявляемые к безопасности, <text:soft-page-break/>предоставляемые возможности, скорость разработки являются сравнимыми характеристиками. Поэтому для построения наиболее эффективной системы, требуется учитывать фактор простоты поиска персонала для обслуживания. Наиболее популярная библиотека имеет наибольшее количество использующих её программистов. Поэтому в качестве библиотеки для построения Интернет-приложения мы будем использовать «Joomla».</text:p>
      <text:h text:style-name="Heading_20_2" text:outline-level="2">Технические требования к разрабатываемой системе.</text:h>
      <text:p text:style-name="Text_20_body">К разрабатываемой системе предъявляются требования устанавливаемые аппаратно-программной базой предприятия. Такими требованиями являются:</text:p>
      <text:list xml:id="list1485857725" text:style-name="L9">
        <text:list-item>
          <text:p text:style-name="P41">обеспечение наиболее оптимального использования технических ресурсов используемого ЭВМ;</text:p>
        </text:list-item>
        <text:list-item>
          <text:p text:style-name="P41">возможность запуска со стандартным для библиотеки «Joomla» программными серверами («Apache», «MySQL»);</text:p>
        </text:list-item>
        <text:list-item>
          <text:p text:style-name="P41">работа под операционными системами семейства «Linux».</text:p>
        </text:list-item>
      </text:list>
      <text:h text:style-name="Heading_20_1" text:outline-level="1">ПРОЕКТИРОВАНИЕ ИНТЕРНЕТ-ПРИЛОЖЕНИЯ КЛАССИФИЦИРУЮЩЕГО ЮРИДИЧЕСКИЕ УСЛУГИ</text:h>
      <text:h text:style-name="Heading_20_2" text:outline-level="2">Проектирование вариантов использования системы.</text:h>
      <text:p text:style-name="Text_20_body">Вариантами использования системы (претендентами использования) называются специфицированные последовательности действий, которые может осуществить система, подсистема взаимодействуя с пользователями или другими системами. Такие претенденты описывают некоторый целостный фрагмент поведения системы, не вдаваясь в подробности внутренней структуры системы.</text:p>
      <text:p text:style-name="Text_20_body"/>
      <text:h text:style-name="Heading_20_2" text:outline-level="2">Проектирование пользовательского интерфейса системы.</text:h>
      <text:p text:style-name="Text_20_body">ПИ системы...</text:p>
      <text:h text:style-name="Heading_20_2" text:outline-level="2">Проектирование подсистемы хранения информации.</text:h>
      <text:p text:style-name="Text_20_body">Подсистема СУБД...</text:p>
      <text:h text:style-name="Heading_20_2" text:outline-level="2">Проектирование подсистемы преобразования и подготовки данных для подачи пользователю.</text:h>
      <text:p text:style-name="Text_20_body">Проектирование...</text:p>
      <text:h text:style-name="Heading_20_1" text:outline-level="1">РЕАЛИЗАЦИЯ ИНТЕРНЕТ-ПРИЛОЖЕНИЯ КЛАССИФИЦИРУЮЩЕГО ЮРИДИЧЕСКИЕ УСЛУГИ</text:h>
      <text:h text:style-name="Heading_20_2" text:outline-level="2">Характеристика разрабатываемой системы.</text:h>
      <text:p text:style-name="Text_20_body">Хар...</text:p>
      <text:h text:style-name="Heading_20_2" text:outline-level="2">Разработка <text:s/>подсистемы хранения информации.</text:h>
      <text:p text:style-name="Text_20_body">Модель...</text:p>
      <text:h text:style-name="Heading_20_2" text:outline-level="2">Разработка подсистемы преобразования и подготовки данных для отображения.</text:h>
      <text:p text:style-name="Text_20_body">Подготовка.</text:p>
      <text:h text:style-name="Heading_20_2" text:outline-level="2">Разработка подсистемы отображения данных пользователю.</text:h>
      <text:p text:style-name="Text_20_body">ПО</text:p>
      <text:h text:style-name="Heading_20_1" text:outline-level="1" text:is-list-header="true">ЗАКЛЮЧЕНИЕ</text:h>
      <text:h text:style-name="Heading_20_1" text:outline-level="1" text:is-list-header="true">СПИСОК ИСПОЛЬЗОВАННЫХ ИСТОЧНИКОВ</text:h>
      <text:p text:style-name="Text_20_body"/>
      <text:p text:style-name="Text_20_body"/>
      <text:p text:style-name="Text_20_body">Требования предъявляемые к приложениям требуют наличия следующего общего набора подсистем: подсистемы пользовательского интерфейса, подсистемы базы данных, подсистемы алгоритмов и методов поиска необходимых данных и подготовки их для выдачи пользователю. Такие подсистемы часто разделяют в различные модули или даже приложения. Для Интернет-приложений использование СУБД в качестве подсистемы базы данных, является обычной практикой. Разрабатываемая система является системой подачи подготовленной информации пользователю, а значит не требует множества вычислительных операций. Количество данных предоставляемых системой не требует хранения множества информации и поэтому в качестве такой подсистемы уместно использовать бесплатные СУБД такие как «MySQL», «Postgresql». Они позволяют простым образом хранить реляционную модель данных требуемых для системы.</text:p>
      <text:p text:style-name="Text_20_body">ф</text:p>
      <text:list xml:id="list1797042463" text:style-name="L10">
        <text:list-header>
          <text:p text:style-name="P4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1" svg:font-family="'Times New Roman'"/>
    <style:font-face style:name="Verdana" svg:font-family="Verdana" style:font-family-generic="swiss"/>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Times New Roman3" svg:font-family="'Times New Roman'" style:font-adornments="Полужирный Курсив"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Times New Roman1" fo:font-size="14pt" style:font-name-asian="Arial Unicode MS"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1.199cm" style:auto-text-indent="false" style:page-number="auto" fo:background-color="transparent" style:shadow="none">
        <style:tab-stops/>
        <style:background-image/>
      </style:paragraph-properties>
      <style:text-properties fo:font-size="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Обычный1" style:family="paragraph">
      <style:paragraph-properties fo:line-height="150%"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42cm" fo:margin-bottom="0.349cm" fo:line-height="0.7cm" fo:text-align="center" style:justify-single-word="false" fo:text-indent="0cm" style:auto-text-indent="false" style:page-number="auto" fo:break-before="page" fo:background-color="transparent" style:shadow="none" text:number-lines="false" text:line-number="1">
        <style:tab-stops/>
        <style:background-image/>
      </style:paragraph-properties>
      <style:text-properties style:font-name="Times New Roman2" fo:font-size="14pt" fo:font-weight="normal"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42cm" fo:margin-bottom="0.409cm" fo:line-height="150%" fo:text-indent="1.199cm" style:auto-text-indent="false" style:page-number="auto">
        <style:tab-stops/>
      </style:paragraph-properties>
      <style:text-properties style:font-name="Times New Roman3"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Title" style:class="index">
      <style:paragraph-properties fo:margin-left="0cm" fo:margin-right="0cm" fo:text-align="center" style:justify-single-word="false" fo:text-indent="0cm" style:auto-text-indent="false" text:number-lines="false" text:line-number="0">
        <style:tab-stops/>
      </style:paragraph-properties>
      <style:text-properties style:font-name="Times New Roman2"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3cm" fo:margin-right="1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page-number text:select-page="current">18</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Ivan Sidarau</meta:initial-creator>
    <meta:creation-date>2010-02-20T20:43:31</meta:creation-date>
    <dc:date>2010-03-13T19:02:20</dc:date>
    <dc:creator>Ivan Sidarau</dc:creator>
    <meta:editing-duration>PT16H54M43S</meta:editing-duration>
    <meta:editing-cycles>359</meta:editing-cycles>
    <meta:generator>OpenOffice.org/3.1$Unix OpenOffice.org_project/310m19$Build-9420</meta:generator>
    <meta:document-statistic meta:table-count="0" meta:image-count="0" meta:object-count="0" meta:page-count="16" meta:paragraph-count="136" meta:word-count="1969" meta:character-count="17049"/>
  </office:meta>
</office:document-meta>
</file>